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Heading_20_4">
      <style:paragraph-properties fo:keep-with-next="always"/>
      <style:text-properties style:font-name="Liberation Sans" style:font-name-asian="Microsoft YaHei" style:font-name-complex="Arial1"/>
    </style:style>
    <style:style style:name="P5" style:family="paragraph" style:parent-style-name="Text_20_body" style:list-style-name="L3"/>
    <style:style style:name="P6" style:family="paragraph" style:parent-style-name="Text_20_body">
      <style:text-properties officeooo:rsid="0003ae39"/>
    </style:style>
    <style:style style:name="P7" style:family="paragraph" style:parent-style-name="Text_20_body" style:list-style-name="L4">
      <style:text-properties officeooo:rsid="0003ae39" officeooo:paragraph-rsid="0003ae39"/>
    </style:style>
    <style:style style:name="P8" style:family="paragraph" style:parent-style-name="Text_20_body" style:list-style-name="L5"/>
    <style:style style:name="P9" style:family="paragraph" style:parent-style-name="Text_20_body">
      <style:text-properties officeooo:paragraph-rsid="0003ae39"/>
    </style:style>
    <style:style style:name="P10" style:family="paragraph" style:parent-style-name="Text_20_body">
      <style:text-properties officeooo:rsid="0003ae39" officeooo:paragraph-rsid="0003ae39"/>
    </style:style>
    <style:style style:name="P11" style:family="paragraph" style:parent-style-name="Text_20_body" style:list-style-name="L6">
      <style:text-properties officeooo:rsid="0003ae39" officeooo:paragraph-rsid="0003ae39"/>
    </style:style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Heading_20_4">
      <style:paragraph-properties fo:keep-with-next="always"/>
      <style:text-properties officeooo:paragraph-rsid="00045230"/>
    </style:style>
    <style:style style:name="P19" style:family="paragraph" style:parent-style-name="Text_20_body" style:list-style-name="L13"/>
    <style:style style:name="P20" style:family="paragraph" style:parent-style-name="Text_20_body" style:list-style-name="L13">
      <style:text-properties officeooo:paragraph-rsid="000460a2"/>
    </style:style>
    <style:style style:name="P21" style:family="paragraph" style:parent-style-name="Text_20_body">
      <style:text-properties officeooo:paragraph-rsid="000460a2"/>
    </style:style>
    <style:style style:name="T1" style:family="text">
      <style:text-properties officeooo:rsid="0003ae39"/>
    </style:style>
    <style:style style:name="T2" style:family="text">
      <style:text-properties style:font-name="Liberation Sans" style:font-name-asian="Microsoft YaHei" style:font-name-complex="Arial1"/>
    </style:style>
    <style:style style:name="T3" style:family="text">
      <style:text-properties officeooo:rsid="000460a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Resumen</text:h>
      <text:h text:style-name="Heading_20_4" text:outline-level="4">Componentes de una red informática</text:h>
      <text:list text:style-name="L1">
        <text:list-item>
          <text:p text:style-name="P2"><text:span text:style-name="Strong_20_Emphasis">Red de ordenadores</text:span>: Un conjunto de equipos informáticos conectados para compartir información y recursos.</text:p>
        </text:list-item>
      </text:list>
      <text:list text:style-name="L2">
        <text:list-item>
          <text:p text:style-name="P3"><text:span text:style-name="Strong_20_Emphasis">Hardware de red</text:span>: Incluye cables de red y conectores, racks, paneles de conexión (patch panels), tarjetas de red, conmutadores (switches), enrutadores (routers), puntos de acceso inalámbricos, cortafuegos, y servidores.</text:p>
        </text:list-item>
      </text:list>
      <text:p text:style-name="Text_20_body">La red informática incluye diversos componentes esenciales, como estaciones de trabajo, impresoras, discos duros de red y otros periféricos, que se consideran nodos de la red. Además, <text:s/><text:span text:style-name="T1">de </text:span>diferentes tipos de servidores que prestan servicios a la red.</text:p>
      <text:h text:style-name="P4" text:outline-level="4">Medios de transmisi<text:span text:style-name="T1">ó</text:span>n</text:h>
      <text:list text:style-name="L3">
        <text:list-item>
          <text:p text:style-name="P5"><text:span text:style-name="Strong_20_Emphasis">Medios guiados</text:span>: Estos medios conducen las ondas electromagnéticas a través de un camino físico, como cables de par trenzado, coaxial y fibra óptica.</text:p>
        </text:list-item>
        <text:list-item>
          <text:p text:style-name="P5"><text:span text:style-name="Strong_20_Emphasis">Medios no guiados</text:span>: Estos medios proporcionan un soporte para que las ondas se transmitan, pero no las dirigen, como las redes inalámbricas y las telecomunicaciones móviles.</text:p>
        </text:list-item>
      </text:list>
      <text:p text:style-name="Text_20_body"><text:span text:style-name="T1">L</text:span>os medios de transmisión son canales que permiten la transmisión de información entre dos terminales en un sistema de transmisión, utilizando ondas electromagnéticas que se propagan a través del canal. Los medios guiados utilizan cables físicos, mientras que los medios no guiados permiten la transmisión a través del aire o el vacío, como en las redes inalámbricas y los sistemas de telecomunicaciones móviles.</text:p>
      <text:p text:style-name="P6"/>
      <text:h text:style-name="P4" text:outline-level="4">Cableado y conectores</text:h>
      <text:list text:style-name="L4">
        <text:list-item>
          <text:p text:style-name="P7"><text:span text:style-name="Strong_20_Emphasis">Par trenzado</text:span>: El cable de par trenzado con ocho hilos es el más común en redes de área local (LAN). Se menciona el estándar IEEE 802.3 (Ethernet) y los colores de los hilos: blanco-naranja, naranja, blanco-verde, verde, blanco-azul, azul, blanco-marrón y marrón. También se describe el conector RJ-45 utilizado con este cable, que tiene versiones macho y hembra.</text:p>
        </text:list-item>
      </text:list>
      <text:list text:style-name="L5">
        <text:list-item>
          <text:p text:style-name="P8"><text:span text:style-name="Strong_20_Emphasis">Cable coaxial</text:span>: Se describe su composición y los conectores típicamente utilizados con él, como los conectores BNC y tipo N. Aunque no es común en redes informáticas actuales, el cable coaxial todavía se usa para distribuir señales de TV, internet y otras aplicaciones.</text:p>
        </text:list-item>
      </text:list>
      <text:p text:style-name="P9"><text:span text:style-name="T1">La fibra óptica es un hilo muy fino de material transparente (vidrio o plásticos) por el que se envían pulsos de luz que representan los datos a transmitir. La fuente de luz puede ser un láser o un LED, aunque en redes de ordenadores se suele utilizar el láser.</text:span></text:p>
      <text:p text:style-name="P9"><text:span text:style-name="T1">P</text:span>ermite transmitir gran cantidad de datos a larga distancia a gran velocidad y es inmune a interferencias electromagnéticas, lo que la hace muy fiable. Se utiliza tanto en telecomunicaciones <text:soft-page-break/>de larga distancia como en redes locales. Existen dos tipos de fibra óptica: multimodo y monomodo. Entre los conectores que se pueden utilizar se mencionan el tipo FC y FDDI, entre otros.</text:p>
      <text:p text:style-name="P10">Los subsistemas de cableado estructurado son: </text:p>
      <text:list xml:id="list2509938220" text:style-name="L6">
        <text:list-item>
          <text:p text:style-name="P11">Cableado de campus o de interconexión de edificios</text:p>
        </text:list-item>
        <text:list-item text:style-override="L7">
          <text:p text:style-name="P12">Entrada de edificio</text:p>
        </text:list-item>
        <text:list-item text:style-override="L8">
          <text:p text:style-name="P13">Sala de equipamiento</text:p>
        </text:list-item>
        <text:list-item text:style-override="L9">
          <text:p text:style-name="P14">Cableado troncal o backbone</text:p>
        </text:list-item>
        <text:list-item text:style-override="L10">
          <text:p text:style-name="P15">Armarios de distribución</text:p>
        </text:list-item>
        <text:list-item text:style-override="L11">
          <text:p text:style-name="P16">Cableado horizontal</text:p>
        </text:list-item>
        <text:list-item text:style-override="L12">
          <text:p text:style-name="P17">Área de trabajo</text:p>
        </text:list-item>
      </text:list>
      <text:p text:style-name="P10"/>
      <text:p text:style-name="P10">Las conexiones de red utilizan cables directos, y se recomienda usar la norma 568B. En caso de querer hacer un cable cruzado, se usa la norma 568A en un extremo y la norma 568B en el otro. Los cables cruzados se utilizan para conectar dos equipos del mismo tipo, como dos ordenadores. </text:p>
      <text:h text:style-name="P18" text:outline-level="4"><text:span text:style-name="T2">Elemntos de interconexión</text:span></text:h>
      <text:p text:style-name="Standard"><text:span text:style-name="Strong_20_Emphasis">Nivel físico (Capa física):</text:span></text:p>
      <text:p text:style-name="Standard"><text:span text:style-name="Strong_20_Emphasis"/></text:p>
      <text:list text:style-name="L13">
        <text:list-item>
          <text:list>
            <text:list-item>
              <text:p text:style-name="P19"><text:span text:style-name="Strong_20_Emphasis">Tarjetas de red:</text:span> Pueden ser cableadas o inalámbricas, permitiendo que los dispositivos se conecten a la red.</text:p>
            </text:list-item>
            <text:list-item>
              <text:p text:style-name="P19"><text:span text:style-name="Strong_20_Emphasis">Concentradores (Hubs):</text:span> Distribuyen señales a diferentes computadoras sin discriminación.</text:p>
            </text:list-item>
            <text:list-item>
              <text:p text:style-name="P20"><text:span text:style-name="Strong_20_Emphasis">Repetidores (Repeaters):</text:span> Pueden ser locales o remotos, repitiendo y amplificando señales.</text:p>
            </text:list-item>
          </text:list>
        </text:list-item>
      </text:list>
      <text:p text:style-name="P21"><text:span text:style-name="Strong_20_Emphasis">Nivel de enlace de datos (Capa de enlace):</text:span></text:p>
      <text:list text:continue-numbering="true" text:style-name="L13">
        <text:list-item>
          <text:list>
            <text:list-item>
              <text:p text:style-name="P19"><text:span text:style-name="Strong_20_Emphasis">Conmutadores (Switches):</text:span> Conectan segmentos de red y computadoras más eficientemente que los concentradores.</text:p>
            </text:list-item>
            <text:list-item>
              <text:p text:style-name="P19"><text:span text:style-name="Strong_20_Emphasis">Puentes (Bridges):</text:span> Transmiten tráfico entre redes locales.</text:p>
            </text:list-item>
            <text:list-item>
              <text:p text:style-name="P19"><text:span text:style-name="Strong_20_Emphasis">Puntos de acceso (Access Points):</text:span> Conectan dispositivos inalámbricos a la red y también pueden conectar dispositivos cableados.</text:p>
            </text:list-item>
          </text:list>
        </text:list-item>
      </text:list>
      <text:p text:style-name="Text_20_body"><text:span text:style-name="Strong_20_Emphasis">Nivel de red (Capa de red):</text:span></text:p>
      <text:list text:continue-numbering="true" text:style-name="L13">
        <text:list-item>
          <text:list>
            <text:list-item>
              <text:p text:style-name="P19"><text:span text:style-name="Strong_20_Emphasis">Encaminadores (Routers):</text:span> Conectan diferentes redes, principalmente para proporcionar acceso a internet. Usan el protocolo IP y gestionan protocolos de enrutamiento y control.</text:p>
            </text:list-item>
          </text:list>
        </text:list-item>
      </text:list>
      <text:p text:style-name="Text_20_body"><text:span text:style-name="Strong_20_Emphasis"/></text:p>
      <text:p text:style-name="Text_20_body"><text:soft-page-break/><text:span text:style-name="Strong_20_Emphasis">Niveles superiores (Capas superiores):</text:span></text:p>
      <text:list text:continue-numbering="true" text:style-name="L13">
        <text:list-item>
          <text:list>
            <text:list-item>
              <text:p text:style-name="P19"><text:span text:style-name="Strong_20_Emphasis">Pasarelas (Gateways):</text:span> Trabajan en niveles superiores del modelo OSI, controlando el acceso y gestionando accesos no autorizados.</text:p>
            </text:list-item>
          </text:list>
        </text:list-item>
      </text:list>
      <text:p text:style-name="Text_20_body"/>
      <text:p text:style-name="Text_20_body"><text:span text:style-name="T3">L</text:span>os dispositivos <text:span text:style-name="T3">pueden</text:span> servir a dispositivos de nivel inferior, <text:span text:style-name="T3">por</text:span> ejemplo un enrutador con funcionalidades integradas de conmutador y punto de acceso.</text:p>
      <text:p text:style-name="Text_20_body"/>
      <text:p text:style-name="Text_20_body"><text:span text:style-name="T2"/></text:p>
      <text:h text:style-name="P4" text:outline-level="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3ae39" officeooo:paragraph-rsid="0003ae3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IES BELÉN<text:tab/>SISTEMAS INFORMÁTICOS<text:tab/>Ramón Martin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1T10:06:10.836000000</meta:creation-date>
    <dc:date>2025-01-31T10:36:37.792000000</dc:date>
    <meta:editing-duration>PT8M19S</meta:editing-duration>
    <meta:editing-cycles>1</meta:editing-cycles>
    <meta:document-statistic meta:table-count="0" meta:image-count="0" meta:object-count="0" meta:page-count="3" meta:paragraph-count="38" meta:word-count="687" meta:character-count="4421" meta:non-whitespace-character-count="3790"/>
    <meta:generator>LibreOffice/24.8.4.2$Windows_X86_64 LibreOffice_project/bb3cfa12c7b1bf994ecc5649a80400d06cd71002</meta:generator>
  </office:meta>
</office:document-meta>
</file>